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Header">
      <style:paragraph-properties fo:margin-left="0cm" fo:margin-right="0.15cm" fo:text-indent="0cm" style:auto-text-indent="false" fo:padding-left="0cm" fo:padding-right="0cm" fo:padding-top="0cm" fo:padding-bottom="0.035cm" fo:border="none"/>
      <style:text-properties fo:font-size="6pt" style:font-size-asian="5.25pt" style:font-size-complex="6pt"/>
    </style:style>
    <style:style style:name="P2" style:family="paragraph" style:parent-style-name="Footer">
      <style:paragraph-properties fo:margin-left="0cm" fo:margin-right="0.15cm" fo:text-indent="0cm" style:auto-text-indent="false" fo:padding-left="0cm" fo:padding-right="0cm" fo:padding-top="0.035cm" fo:padding-bottom="0cm" fo:border-left="none" fo:border-right="none" fo:border-top="0.26pt solid #00000a" fo:border-bottom="none">
        <style:tab-stops>
          <style:tab-stop style:position="8.001cm" style:type="center"/>
          <style:tab-stop style:position="18.891cm" style:type="right"/>
        </style:tab-stops>
      </style:paragraph-properties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3" style:family="paragraph" style:parent-style-name="Header">
      <style:paragraph-properties fo:margin-left="0cm" fo:margin-right="0.15cm" fo:text-align="center" style:justify-single-word="false" fo:text-indent="0cm" style:auto-text-indent="false"/>
      <style:text-properties style:font-name="Liberation Serif" fo:font-size="12pt" fo:font-weight="bold" officeooo:rsid="0011caf3" officeooo:paragraph-rsid="0011caf3" style:font-weight-asian="bold" style:font-weight-complex="bold"/>
    </style:style>
    <style:style style:name="P4" style:family="paragraph" style:parent-style-name="Header">
      <style:paragraph-properties fo:margin-left="0cm" fo:margin-right="0.15cm" fo:text-align="center" style:justify-single-word="false" fo:text-indent="0cm" style:auto-text-indent="false"/>
      <style:text-properties style:font-name="Liberation Serif" officeooo:paragraph-rsid="0011caf3"/>
    </style:style>
    <style:style style:name="P5" style:family="paragraph" style:parent-style-name="Header">
      <style:paragraph-properties fo:margin-left="0cm" fo:margin-right="0.15cm" fo:text-indent="0cm" style:auto-text-indent="false"/>
      <style:text-properties style:font-name="Liberation Serif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Title">
      <style:paragraph-properties fo:text-align="center" style:justify-single-word="false"/>
      <style:text-properties style:font-name="Liberation Serif" fo:font-size="24pt" fo:font-weight="bold" officeooo:rsid="00133347" officeooo:paragraph-rsid="00133347" style:font-size-asian="24pt" style:font-weight-asian="bold" style:font-size-complex="24pt" style:font-weight-complex="bold"/>
    </style:style>
    <style:style style:name="P8" style:family="paragraph" style:parent-style-name="Title">
      <style:paragraph-properties fo:text-align="start" style:justify-single-word="false"/>
      <style:text-properties style:font-name="Liberation Serif" fo:font-size="16pt" fo:font-weight="bold" officeooo:rsid="00133347" officeooo:paragraph-rsid="00133347" style:font-size-asian="16pt" style:font-weight-asian="bold" style:font-size-complex="16pt" style:font-weight-complex="bold"/>
    </style:style>
    <style:style style:name="P9" style:family="paragraph" style:parent-style-name="Header">
      <style:paragraph-properties fo:margin-left="0cm" fo:margin-right="0.15cm" fo:text-align="center" style:justify-single-word="false" fo:text-indent="0cm" style:auto-text-indent="false"/>
    </style:style>
    <style:style style:name="P10" style:family="paragraph" style:parent-style-name="Title" style:master-page-name="Standard">
      <style:paragraph-properties fo:margin-top="0.12cm" fo:margin-bottom="0.21cm" style:contextual-spacing="false" fo:text-align="center" style:justify-single-word="false" style:page-number="auto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6254b"/>
    </style:style>
    <style:style style:name="T2" style:family="text">
      <style:text-properties style:font-name="Liberation Serif" fo:font-size="14pt" fo:font-weight="bold" style:font-size-asian="14pt" style:font-weight-asian="bold"/>
    </style:style>
    <style:style style:name="T3" style:family="text">
      <style:text-properties style:font-name="Liberation Serif" fo:font-size="14pt" fo:font-weight="bold" officeooo:rsid="0011caf3" style:font-size-asian="14pt" style:font-weight-asian="bold"/>
    </style:style>
    <style:style style:name="T4" style:family="text">
      <style:text-properties style:font-name="Liberation Serif" fo:font-size="14pt" fo:font-weight="bold" officeooo:rsid="00129400" style:font-size-asian="14pt" style:font-weight-asian="bold"/>
    </style:style>
    <style:style style:name="T5" style:family="text">
      <style:text-properties style:font-name="Liberation Serif" fo:font-size="14pt" fo:font-weight="bold" officeooo:rsid="000e58f6" style:font-size-asian="14pt" style:font-weight-asian="bold"/>
    </style:style>
    <style:style style:name="T6" style:family="text">
      <style:text-properties style:font-name="Liberation Serif" fo:font-size="14pt" fo:font-weight="bold" officeooo:rsid="00133347" style:font-size-asian="14pt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officeooo:rsid="000e58f6" style:font-size-asian="14pt" style:font-weight-asian="bold"/>
    </style:style>
    <style:style style:name="T9" style:family="text">
      <style:text-properties fo:font-size="14pt" fo:font-weight="bold" officeooo:rsid="00129400" style:font-size-asian="14pt" style:font-weight-asian="bold"/>
    </style:style>
    <style:style style:name="T10" style:family="text">
      <style:text-properties officeooo:rsid="0016f9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mpte-rendu de TP</text:p>
      <text:p text:style-name="P7">Titre</text:p>
      <text:p text:style-name="P8">Objectifs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left="0.15cm" fo:margin-right="0.15cm" fo:hyphenation-ladder-count="no-limit" fo:text-indent="0cm" style:auto-text-indent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style-name="Normal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class="text"/>
    <style:style style:name="Title" style:family="paragraph" style:parent-style-name="Heading" style:class="chapter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9.055cm" fo:margin-top="0cm" fo:margin-bottom="0cm" table:align="center" style:writing-mode="lr-tb"/>
    </style:style>
    <style:style style:name="Tableau1.A" style:family="table-column">
      <style:table-column-properties style:column-width="4.304cm"/>
    </style:style>
    <style:style style:name="Tableau1.B" style:family="table-column">
      <style:table-column-properties style:column-width="14.75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15cm" fo:padding-right="0.191cm" fo:padding-top="0cm" fo:padding-bottom="0cm" fo:border="1.5pt solid #00000a"/>
    </style:style>
    <style:style style:name="Tableau1.B1" style:family="table-cell">
      <style:table-cell-properties style:vertical-align="middle" fo:padding-left="0.215cm" fo:padding-right="0.191cm" fo:padding-top="0cm" fo:padding-bottom="0cm" fo:border="1.5pt solid #00000a"/>
    </style:style>
    <style:style style:name="Tableau1.2" style:family="table-row">
      <style:table-row-properties style:min-row-height="0.404cm" fo:keep-together="auto"/>
    </style:style>
    <style:style style:name="Tableau1.A2" style:family="table-cell">
      <style:table-cell-properties fo:padding-left="0.215cm" fo:padding-right="0.191cm" fo:padding-top="0cm" fo:padding-bottom="0cm" fo:border-left="1.5pt solid #00000a" fo:border-right="1.5pt solid #00000a" fo:border-top="0.25pt solid #00000a" fo:border-bottom="1.5pt solid #00000a"/>
    </style:style>
    <style:style style:name="Tableau1.B2" style:family="table-cell">
      <style:table-cell-properties fo:padding-left="0.215cm" fo:padding-right="0.191cm" fo:padding-top="0cm" fo:padding-bottom="0cm" fo:border-left="1.5pt solid #00000a" fo:border-right="1.5pt solid #00000a" fo:border-top="0.25pt solid #00000a" fo:border-bottom="0.25pt solid #00000a"/>
    </style:style>
    <style:style style:name="Tableau1.A3" style:family="table-cell">
      <style:table-cell-properties fo:padding-left="0.215cm" fo:padding-right="0.191cm" fo:padding-top="0cm" fo:padding-bottom="0cm" fo:border-left="1.5pt solid #00000a" fo:border-right="1.5pt solid #00000a" fo:border-top="0.25pt solid #00000a" fo:border-bottom="1.5pt solid #00000a"/>
    </style:style>
    <style:style style:name="Tableau1.B3" style:family="table-cell">
      <style:table-cell-properties fo:padding-left="0.215cm" fo:padding-right="0.191cm" fo:padding-top="0cm" fo:padding-bottom="0cm" fo:border-left="1.5pt solid #00000a" fo:border-right="1.5pt solid #00000a" fo:border-top="0.25pt solid #00000a" fo:border-bottom="1.5pt solid #00000a"/>
    </style:style>
    <style:style style:name="MP1" style:family="paragraph" style:parent-style-name="Header">
      <style:paragraph-properties fo:margin-left="0cm" fo:margin-right="0.15cm" fo:text-align="center" style:justify-single-word="false" fo:text-indent="0cm" style:auto-text-indent="false"/>
      <style:text-properties style:font-name="Liberation Serif" fo:font-size="12pt" fo:font-weight="bold" officeooo:rsid="0011caf3" officeooo:paragraph-rsid="0011caf3" style:font-weight-asian="bold" style:font-weight-complex="bold"/>
    </style:style>
    <style:style style:name="MP2" style:family="paragraph" style:parent-style-name="Header">
      <style:paragraph-properties fo:margin-left="0cm" fo:margin-right="0.15cm" fo:text-align="center" style:justify-single-word="false" fo:text-indent="0cm" style:auto-text-indent="false"/>
    </style:style>
    <style:style style:name="MP3" style:family="paragraph" style:parent-style-name="Header">
      <style:paragraph-properties fo:margin-left="0cm" fo:margin-right="0.15cm" fo:text-align="center" style:justify-single-word="false" fo:text-indent="0cm" style:auto-text-indent="false"/>
      <style:text-properties style:font-name="Liberation Serif" officeooo:paragraph-rsid="0011caf3"/>
    </style:style>
    <style:style style:name="MP4" style:family="paragraph" style:parent-style-name="Header">
      <style:paragraph-properties fo:margin-left="0cm" fo:margin-right="0.15cm" fo:text-indent="0cm" style:auto-text-indent="false"/>
      <style:text-properties style:font-name="Liberation Serif"/>
    </style:style>
    <style:style style:name="MP5" style:family="paragraph" style:parent-style-name="Header">
      <style:paragraph-properties fo:margin-left="0cm" fo:margin-right="0.15cm" fo:text-indent="0cm" style:auto-text-indent="false" fo:padding-left="0cm" fo:padding-right="0cm" fo:padding-top="0cm" fo:padding-bottom="0.035cm" fo:border="none"/>
      <style:text-properties fo:font-size="6pt" style:font-size-asian="5.25pt" style:font-size-complex="6pt"/>
    </style:style>
    <style:style style:name="MP6" style:family="paragraph" style:parent-style-name="Footer">
      <style:paragraph-properties fo:margin-left="0cm" fo:margin-right="0.15cm" fo:text-indent="0cm" style:auto-text-indent="false" fo:padding-left="0cm" fo:padding-right="0cm" fo:padding-top="0.035cm" fo:padding-bottom="0cm" fo:border-left="none" fo:border-right="none" fo:border-top="0.26pt solid #00000a" fo:border-bottom="none">
        <style:tab-stops>
          <style:tab-stop style:position="8.001cm" style:type="center"/>
          <style:tab-stop style:position="18.891cm" style:type="right"/>
        </style:tab-stops>
      </style:paragraph-properties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6f92c"/>
    </style:style>
    <style:style style:name="MT2" style:family="text">
      <style:text-properties style:font-name="Liberation Serif" fo:font-size="14pt" fo:font-weight="bold" officeooo:rsid="0011caf3" style:font-size-asian="14pt" style:font-weight-asian="bold"/>
    </style:style>
    <style:style style:name="MT3" style:family="text">
      <style:text-properties style:font-name="Liberation Serif" fo:font-size="14pt" fo:font-weight="bold" officeooo:rsid="00129400" style:font-size-asian="14pt" style:font-weight-asian="bold"/>
    </style:style>
    <style:style style:name="MT4" style:family="text">
      <style:text-properties style:font-name="Liberation Serif" fo:font-size="14pt" fo:font-weight="bold" style:font-size-asian="14pt" style:font-weight-asian="bold"/>
    </style:style>
    <style:style style:name="MT5" style:family="text">
      <style:text-properties style:font-name="Liberation Serif" fo:font-size="14pt" fo:font-weight="bold" officeooo:rsid="000e58f6" style:font-size-asian="14pt" style:font-weight-asian="bold"/>
    </style:style>
    <style:style style:name="MT6" style:family="text">
      <style:text-properties style:font-name="Liberation Serif" fo:font-size="14pt" fo:font-weight="bold" officeooo:rsid="00133347" style:font-size-asian="14pt" style:font-weight-asian="bold"/>
    </style:style>
    <style:style style:name="MT7" style:family="text">
      <style:text-properties fo:font-size="14pt" fo:font-weight="bold" style:font-size-asian="14pt" style:font-weight-asian="bold"/>
    </style:style>
    <style:style style:name="MT8" style:family="text">
      <style:text-properties fo:font-size="14pt" fo:font-weight="bold" officeooo:rsid="000e58f6" style:font-size-asian="14pt" style:font-weight-asian="bold"/>
    </style:style>
    <style:style style:name="MT9" style:family="text">
      <style:text-properties fo:font-size="14pt" fo:font-weight="bold" officeooo:rsid="00129400" style:font-size-asian="14pt" style:font-weight-asian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25cm" fo:margin-left="0cm" fo:margin-right="0cm" fo:margin-top="0.15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202<text:span text:style-name="MT1">4</text:span>/202<text:span text:style-name="MT1">5</text:span></text:p>
            </table:table-cell>
            <table:table-cell table:style-name="Tableau1.B1" office:value-type="string">
              <text:p text:style-name="MP2"><text:span text:style-name="MT2">TC2-</text:span><text:span text:style-name="MT3">1</text:span><text:span text:style-name="MT4"> – </text:span><text:span text:style-name="MT5">TP </text:span><text:span text:style-name="MT6">x</text:span></text:p>
            </table:table-cell>
          </table:table-row>
          <table:table-row table:style-name="Tableau1.2">
            <table:table-cell table:style-name="Tableau1.A2" table:number-rows-spanned="2" office:value-type="string">
              <text:p text:style-name="MP3"><text:span text:style-name="MT7">BTS SIO<text:line-break/> </text:span><text:span text:style-name="MT8">1SIO</text:span><text:span text:style-name="MT9">B</text:span></text:p>
            </table:table-cell>
            <table:table-cell table:style-name="Tableau1.B2" office:value-type="string">
              <text:p text:style-name="MP4">Auteur : </text:p>
            </table:table-cell>
          </table:table-row>
          <table:table-row table:style-name="Tableau1.1">
            <table:covered-table-cell table:style-name="Tableau1.A2"/>
            <table:table-cell table:style-name="Tableau1.B3" office:value-type="string">
              <text:p text:style-name="MP4">Date de rédaction :</text:p>
            </table:table-cell>
          </table:table-row>
        </table:table>
        <text:p text:style-name="MP5"/>
      </style:header>
      <style:footer>
        <text:p text:style-name="MP6"><text:file-name text:display="name-and-extension">NOM_Prenom_1SIOB_TC2-1_TP1_modele_compte_rendu_2023_2024.odt</text:file-name><text:tab/>page <text:page-number text:select-page="current">1</text:page-number>/<text:page-count>1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p</meta:initial-creator>
    <meta:editing-cycles>14</meta:editing-cycles>
    <meta:creation-date>2016-06-30T08:52:00</meta:creation-date>
    <dc:date>2024-09-07T10:21:27.357000000</dc:date>
    <meta:editing-duration>PT3H9M50S</meta:editing-duration>
    <meta:generator>LibreOffice/7.4.2.3$Windows_X86_64 LibreOffice_project/382eef1f22670f7f4118c8c2dd222ec7ad009daf</meta:generator>
    <meta:document-statistic meta:table-count="1" meta:image-count="0" meta:object-count="0" meta:page-count="1" meta:paragraph-count="9" meta:word-count="21" meta:character-count="164" meta:non-whitespace-character-count="149"/>
    <meta:user-defined meta:name="AppVersion">12.0000</meta:user-defined>
    <meta:user-defined meta:name="Company">j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